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text-properties officeooo:paragraph-rsid="0016b31d"/>
    </style:style>
    <style:style style:name="P2" style:family="paragraph" style:parent-style-name="Standard" style:list-style-name="L1">
      <style:text-properties officeooo:paragraph-rsid="001770de"/>
    </style:style>
    <style:style style:name="P3" style:family="paragraph" style:parent-style-name="Standard">
      <style:text-properties officeooo:rsid="0015cb34" officeooo:paragraph-rsid="0016b31d"/>
    </style:style>
    <style:style style:name="P4" style:family="paragraph" style:parent-style-name="Standard" style:list-style-name="L1">
      <style:text-properties officeooo:rsid="00162f69" officeooo:paragraph-rsid="0016b31d"/>
    </style:style>
    <style:style style:name="P5" style:family="paragraph" style:parent-style-name="Standard" style:list-style-name="L1">
      <style:text-properties officeooo:rsid="00162f69" officeooo:paragraph-rsid="001770de"/>
    </style:style>
    <style:style style:name="P6" style:family="paragraph" style:parent-style-name="Standard" style:list-style-name="L1">
      <style:text-properties officeooo:rsid="0016852a" officeooo:paragraph-rsid="0016b31d"/>
    </style:style>
    <style:style style:name="P7" style:family="paragraph" style:parent-style-name="Standard">
      <style:text-properties officeooo:rsid="0016852a" officeooo:paragraph-rsid="0016b31d"/>
    </style:style>
    <style:style style:name="T1" style:family="text">
      <style:text-properties officeooo:rsid="00162f69"/>
    </style:style>
    <style:style style:name="T2" style:family="text">
      <style:text-properties officeooo:rsid="0016d2d8"/>
    </style:style>
    <style:style style:name="T3" style:family="text">
      <style:text-properties officeooo:rsid="0015cb34"/>
    </style:style>
    <style:style style:name="T4" style:family="text">
      <style:text-properties officeooo:rsid="0016b31d"/>
    </style:style>
    <style:style style:name="T5" style:family="text">
      <style:text-properties officeooo:rsid="001770d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NGExploder</text:p>
      <text:list xml:id="list1981673065" text:style-name="L1">
        <text:list-item>
          <text:p text:style-name="P1"><text:span text:style-name="T3">explodeAPNG (apngdata) → (</text:span><text:span text:style-name="T1">numFrames, numPlays (framedata time) … … )</text:span></text:p>
          <text:list>
            <text:list-item>
              <text:p text:style-name="P4">look at acTL → numFrames numPlays</text:p>
            </text:list-item>
            <text:list-item>
              <text:p text:style-name="P4">look for fcTL fdAT pairs → (framedata time)</text:p>
            </text:list-item>
            <text:list-item>
              <text:p text:style-name="P6">makeChunk</text:p>
            </text:list-item>
          </text:list>
        </text:list-item>
      </text:list>
      <text:p text:style-name="P7"><text:tab/><text:span text:style-name="T4">Given an APNG file, breaks the APNG into its subseq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7"><text:span text:style-name="T4"><text:tab/></text:span><text:span text:style-name="T5">Output is as follows:</text:span></text:p>
      <text:p text:style-name="P7"><text:span text:style-name="T5"><text:tab/><text:tab/>APNG → (<text:tab/>numFrames numPlays </text:span></text:p>
      <text:p text:style-name="P7"><text:span text:style-name="T5"><text:tab/><text:tab/><text:tab/><text:tab/>(framedata1 time_for_frame1)</text:span></text:p>
      <text:p text:style-name="P7"><text:span text:style-name="T5"><text:tab/><text:tab/><text:tab/><text:tab/>(framedata2 time_for_frame2)</text:span></text:p>
      <text:p text:style-name="P7"><text:span text:style-name="T5"><text:tab/><text:tab/><text:tab/><text:tab/>… <text:tab/><text:tab/><text:tab/><text:tab/><text:tab/>)</text:span></text:p>
      <text:p text:style-name="P7"><text:span text:style-name="T4"><text:tab/>apngdata = raw apng data string given from the IO Module.</text:span></text:p>
      <text:list xml:id="list820135641" text:continue-numbering="true" text:style-name="L1">
        <text:list-item>
          <text:p text:style-name="P4">getIHDR (chunks) → IHDR</text:p>
          <text:p text:style-name="P5"><text:span text:style-name="T5">Given APNG chunks, returns the IHDR chunk contained within.</text:span></text:p>
          <text:p text:style-name="P5"><text:span text:style-name="T5">chunks = processed (or raw) data chunks contained within the input APNG</text:span></text:p>
        </text:list-item>
        <text:list-item>
          <text:p text:style-name="P4">getacTL (chunks) → numFrames numPlays</text:p>
          <text:p text:style-name="P5"><text:span text:style-name="T5">Given APNG chunks, returns the numFrames and numPlays contained within the acTL chunk following the IHDR chunk. These two elements completely comprise the acTL chunk.</text:span></text:p>
          <text:p text:style-name="P5"><text:span text:style-name="T5">chunks = processed (or raw) data chunks contained within the input APNG</text:span></text:p>
        </text:list-item>
        <text:list-item>
          <text:p text:style-name="P1"><text:span text:style-name="T1">getFrames (chunks lastFCTL ihdr) → (</text:span><text:span text:style-name="T2">PNG</text:span><text:span text:style-name="T1"> time)</text:span></text:p>
          <text:p text:style-name="P2"><text:span text:style-name="T5">Given the APNG chunks from input, the last found fcTL chunk, and the IHDR chunk for the APNG, constructs from the next fdAT chunk the PNG Signature, IHDR, IDAT, and IEND chunks necessary to create a complete PNG file. </text:span></text:p>
          <text:p text:style-name="P2"><text:span text:style-name="T5">chunks = processed (or raw) data chunks contained within the input APNG</text:span></text:p>
          <text:p text:style-name="P2"><text:span text:style-name="T5">lastFCTL = last found fcTL chunk, or the fcTL for which the next fdAT chunk is defined</text:span></text:p>
          <text:p text:style-name="P2"><text:span text:style-name="T5">ihdr = ihdr for entire APNG file, data contained herein will be used to reconstruct all PNG fi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2-20T22:33:08</meta:creation-date>
    <dc:date>2011-02-20T22:42:22</dc:date>
    <dc:creator>Zach Bartlett</dc:creator>
    <meta:editing-duration>PT00H09M14S</meta:editing-duration>
    <meta:editing-cycles>2</meta:editing-cycles>
    <meta:generator>OpenOffice.org/3.2$Unix OpenOffice.org_project/320m19$Build-9505</meta:generator>
    <meta:document-statistic meta:table-count="0" meta:image-count="0" meta:object-count="0" meta:page-count="1" meta:paragraph-count="23" meta:word-count="282" meta:character-count="1614"/>
  </office:meta>
</office:document-meta>
</file>